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46a726" officeooo:paragraph-rsid="000f5f7c"/>
    </style:style>
    <style:style style:name="P2" style:family="paragraph" style:parent-style-name="Text_20_body">
      <style:text-properties officeooo:paragraph-rsid="000f5f7c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officeooo:rsid="005bc335" officeooo:paragraph-rsid="005bc335"/>
    </style:style>
    <style:style style:name="P5" style:family="paragraph" style:parent-style-name="Title">
      <style:paragraph-properties fo:break-before="page"/>
      <style:text-properties officeooo:paragraph-rsid="000f5f7c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55a413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381f95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rsid="00294e13" officeooo:paragraph-rsid="0055a413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rsid="0055a413" officeooo:paragraph-rsid="0055a413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0314feb" officeooo:paragraph-rsid="00381f95"/>
    </style:style>
    <style:style style:name="T1" style:family="text">
      <style:text-properties officeooo:rsid="00115574"/>
    </style:style>
    <style:style style:name="T2" style:family="text">
      <style:text-properties officeooo:rsid="0011a795"/>
    </style:style>
    <style:style style:name="T3" style:family="text">
      <style:text-properties officeooo:rsid="0015beb8"/>
    </style:style>
    <style:style style:name="T4" style:family="text">
      <style:text-properties officeooo:rsid="001cd668"/>
    </style:style>
    <style:style style:name="T5" style:family="text">
      <style:text-properties officeooo:rsid="0022f300"/>
    </style:style>
    <style:style style:name="T6" style:family="text">
      <style:text-properties officeooo:rsid="0025e5a4"/>
    </style:style>
    <style:style style:name="T7" style:family="text">
      <style:text-properties officeooo:rsid="00270158"/>
    </style:style>
    <style:style style:name="T8" style:family="text">
      <style:text-properties officeooo:rsid="002adc87"/>
    </style:style>
    <style:style style:name="T9" style:family="text">
      <style:text-properties officeooo:rsid="00467dc1"/>
    </style:style>
    <style:style style:name="T10" style:family="text">
      <style:text-properties officeooo:rsid="0046bc0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5574" style:font-weight-asian="normal" style:font-weight-complex="normal"/>
    </style:style>
    <style:style style:name="T13" style:family="text">
      <style:text-properties officeooo:rsid="0055a413"/>
    </style:style>
    <style:style style:name="T14" style:family="text">
      <style:text-properties officeooo:rsid="0058d1a4"/>
    </style:style>
    <style:style style:name="T15" style:family="text">
      <style:text-properties officeooo:rsid="005d3d33"/>
    </style:style>
    <style:style style:name="T16" style:family="text">
      <style:text-properties style:text-underline-style="solid" style:text-underline-width="auto" style:text-underline-color="font-color" officeooo:rsid="005d3d33"/>
    </style:style>
    <style:style style:name="T17" style:family="text">
      <style:text-properties officeooo:rsid="005fd5b2"/>
    </style:style>
    <style:style style:name="T18" style:family="text">
      <style:text-properties officeooo:rsid="0061d0a7"/>
    </style:style>
    <style:style style:name="T19" style:family="text">
      <style:text-properties officeooo:rsid="00627d10"/>
    </style:style>
    <style:style style:name="T20" style:family="text">
      <style:text-properties officeooo:rsid="0062fa6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dentation-based folding</text:p>
      <text:p text:style-name="P1"/>
      <text:p text:style-name="P2"><text:span text:style-name="T2">CudaText </text:span>supports folding based on indentation levels of lines. Example lexer is Python, see how it's configured. The following tweaks must be applied to lexer in order to support indent-based folding:</text:p>
      <text:list xml:id="list2383731917" text:style-name="L1">
        <text:list-item>
          <text:p text:style-name="P8">Create only opening range rules, without closing rules. For these opening rules:</text:p>
          <text:list>
            <text:list-item>
              <text:p text:style-name="P6"><text:span text:style-name="T13">S</text:span>et "Close block at text end" <text:span text:style-name="T3">flag</text:span>. </text:p>
            </text:list-item>
            <text:list-item>
              <text:p text:style-name="P9">Set “Group index” = <text:span text:style-name="T14">20.</text:span></text:p>
            </text:list-item>
          </text:list>
        </text:list-item>
        <text:list-item>
          <text:p text:style-name="P7"><text:span text:style-name="T8">For parsers (rules with RegEx) which find token at range start (e.g. “def”, “class”, “if”, “while”... in Python) </text:span>set “token types” names <text:span text:style-name="T4">starting with “^” char. Those parsers can find tokens at any position, e.g. you can add parser with “token type”==“^id” which finds all words. </text:span></text:p>
        </text:list-item>
        <text:list-item>
          <text:p text:style-name="P10">If you need to close blocks by “strings”, “comments”, “numbers” etc, then also set “token types” starting with “^” for all these parsers.</text:p>
        </text:list-item>
      </text:list>
      <text:p text:style-name="P2"/>
      <text:p text:style-name="P2"><text:span text:style-name="T6">Currently lexer engine counts </text:span>tab-char as 4 spaces, when calculating indent levels. This is default <text:span text:style-name="T5">indentation </text:span>for Python.</text:p>
      <text:p text:style-name="Title">Calculation of pair brackets</text:p>
      <text:p text:style-name="Text_20_body"/>
      <text:p text:style-name="Text_20_body">CudaText automatically calculates pair brackets <text:span text:style-name="T15">(when it calculates </text:span><text:span text:style-name="T16">indentation-based</text:span><text:span text:style-name="T15"> folding)</text:span>, so in Python lexer blocks are not closed when brackets are not yet paired. This is needed for Python. But some users <text:span text:style-name="T17">complain</text:span> that this calculation of pair brackets <text:span text:style-name="T18">is</text:span> <text:span text:style-name="T19">unwanted</text:span> for their custom lexers. So now there is a way to disable this brackets calculation – instead of “group index”=20, use value 21. Value 21 does not work in SynWrite <text:span text:style-name="T20">6.41</text:span>, but it works in CudaText.</text:p>
      <text:p text:style-name="Title">Compatability</text:p>
      <text:p text:style-name="Text_20_body"/>
      <text:p text:style-name="Text_20_body"><text:span text:style-name="T7">T</text:span>his info is valid only for lexer engine in CudaText v1.105.1 or newer. <text:span text:style-name="T1">CudaText older versions </text:span><text:span text:style-name="T12">used another tweaks for indent-based folding.</text:span></text:p>
      <text:p text:style-name="P4"><text:span text:style-name="T12">S</text:span><text:span text:style-name="T11">ynWrite v6.41 or newer supports this too.</text:span></text:p>
      <text:p text:style-name="P3"><text:span text:style-name="T9">SynWrite v</text:span>6.40.2770 <text:span text:style-name="T10">doesn’t support these tweaks, so you won’t see working indent-based folding in SynWrite. You will see that all blocks are lasting until end-of-file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3333ff" fo:font-size="32pt" fo:font-weight="bold" style:font-size-asian="28pt" style:font-weight-asian="bold" style:font-size-complex="28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11:07.749294182</meta:creation-date>
    <dc:date>2022-05-15T19:32:20.596279684</dc:date>
    <meta:editing-duration>PT27M31S</meta:editing-duration>
    <meta:editing-cycles>7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84" meta:character-count="1770" meta:non-whitespace-character-count="1502"/>
  </office:meta>
</office:document-meta>
</file>